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8.525cm" svg:y="6.375cm">
            <draw:object draw:notify-on-update-of-ranges="Sheet1.B7:Sheet1.B13 Sheet1.C7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8.971cm" svg:y="13.095cm">
            <draw:object draw:notify-on-update-of-ranges="Sheet1.B27:Sheet1.B33 Sheet1.C27:Sheet1.C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26.185cm" svg:y="22.816cm">
            <draw:object draw:notify-on-update-of-ranges="Sheet1.B58:Sheet1.B67 Sheet1.C58:Sheet1.C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-0.05" calcext:value-type="float">
            <text:p>-0.05</text:p>
          </table:table-cell>
          <table:table-cell office:value-type="float" office:value="-0.0107522" calcext:value-type="float">
            <text:p>-0.010752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07522" calcext:value-type="float">
            <text:p>0.010752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stress</text:p>
          </table:table-cell>
          <table:table-cell office:value-type="float" office:value="-237.5" calcext:value-type="float">
            <text:p>-237.5</text:p>
          </table:table-cell>
          <table:table-cell office:value-type="float" office:value="-237.490477380061" calcext:value-type="float">
            <text:p>-237.490477380061</text:p>
          </table:table-cell>
          <table:table-cell office:value-type="float" office:value="-228.50792257827" calcext:value-type="float">
            <text:p>-228.50792257827</text:p>
          </table:table-cell>
          <table:table-cell office:value-type="float" office:value="-195.655534483196" calcext:value-type="float">
            <text:p>-195.655534483196</text:p>
          </table:table-cell>
          <table:table-cell office:value-type="float" office:value="-143.838458892024" calcext:value-type="float">
            <text:p>-143.838458892024</text:p>
          </table:table-cell>
          <table:table-cell office:value-type="float" office:value="-96.3838428498649" calcext:value-type="float">
            <text:p>-96.3838428498649</text:p>
          </table:table-cell>
          <table:table-cell office:value-type="float" office:value="0" calcext:value-type="float">
            <text:p>0</text:p>
          </table:table-cell>
          <table:table-cell office:value-type="float" office:value="96.3838428498649" calcext:value-type="float">
            <text:p>96.3838428498649</text:p>
          </table:table-cell>
          <table:table-cell office:value-type="float" office:value="143.838458892024" calcext:value-type="float">
            <text:p>143.838458892024</text:p>
          </table:table-cell>
          <table:table-cell office:value-type="float" office:value="195.655534483196" calcext:value-type="float">
            <text:p>195.655534483196</text:p>
          </table:table-cell>
          <table:table-cell office:value-type="float" office:value="228.50792257827" calcext:value-type="float">
            <text:p>228.50792257827</text:p>
          </table:table-cell>
          <table:table-cell office:value-type="float" office:value="237.490477380061" calcext:value-type="float">
            <text:p>237.490477380061</text:p>
          </table:table-cell>
          <table:table-cell office:value-type="float" office:value="237.5" calcext:value-type="float">
            <text:p>237.5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96.3838428498649" calcext:value-type="float">
            <text:p>96.383842849864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office:value-type="float" office:value="143.838458892024" calcext:value-type="float">
            <text:p>143.83845889202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195.655534483196" calcext:value-type="float">
            <text:p>195.6555344831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28.50792257827" calcext:value-type="float">
            <text:p>228.5079225782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107522" calcext:value-type="float">
            <text:p>0.0107522</text:p>
          </table:table-cell>
          <table:table-cell office:value-type="float" office:value="237.490477380061" calcext:value-type="float">
            <text:p>237.49047738006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37.5" calcext:value-type="float">
            <text:p>237.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table:formula="of:=SLOPE([.C7:.C10];[.B7:.B10])" office:value-type="float" office:value="24353.146788694" calcext:value-type="float">
            <text:p>24353.146788694</text:p>
          </table:table-cell>
          <table:table-cell table:number-columns-repeated="23"/>
        </table:table-row>
        <table:table-row table:style-name="ro1" table:number-rows-repeated="6"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07522" calcext:value-type="float">
            <text:p>0.01075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.1761613871787" calcext:value-type="float">
            <text:p>10.1761613871787</text:p>
          </table:table-cell>
          <table:table-cell table:number-columns-repeated="2" office:value-type="float" office:value="10.1761613871789" calcext:value-type="float">
            <text:p>10.1761613871789</text:p>
          </table:table-cell>
          <table:table-cell office:value-type="float" office:value="18.3370327301791" calcext:value-type="float">
            <text:p>18.3370327301791</text:p>
          </table:table-cell>
          <table:table-cell office:value-type="float" office:value="18.3372310943586" calcext:value-type="float">
            <text:p>18.3372310943586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float" office:value="10.1761613871787" calcext:value-type="float">
            <text:p>10.17616138717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10.1761613871787" calcext:value-type="float">
            <text:p>10.17616138717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office:value-type="float" office:value="10.1761613871789" calcext:value-type="float">
            <text:p>10.176161387178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10.1761613871789" calcext:value-type="float">
            <text:p>10.176161387178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8.3370327301791" calcext:value-type="float">
            <text:p>18.3370327301791</text:p>
          </table:table-cell>
          <table:table-cell/>
          <table:table-cell table:formula="of:=[.C32]/[.B32]" office:value-type="float" office:value="1833.70327301791" calcext:value-type="float">
            <text:p>1833.703273017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107522" calcext:value-type="float">
            <text:p>0.0107522</text:p>
          </table:table-cell>
          <table:table-cell office:value-type="float" office:value="18.3372310943586" calcext:value-type="float">
            <text:p>18.3372310943586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5"/>
          <table:table-cell table:formula="of:=SLOPE([.C27:.C28];[.B27:.B28])" office:value-type="float" office:value="5088.08069358935" calcext:value-type="float">
            <text:p>5088.08069358935</text:p>
          </table:table-cell>
          <table:table-cell table:number-columns-repeated="22"/>
        </table:table-row>
        <table:table-row table:style-name="ro1" table:number-rows-repeated="15"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7202479" calcext:value-type="float">
            <text:p>0.007202479</text:p>
          </table:table-cell>
          <table:table-cell office:value-type="float" office:value="0.015216825" calcext:value-type="float">
            <text:p>0.015216825</text:p>
          </table:table-cell>
          <table:table-cell office:value-type="float" office:value="0.023958493" calcext:value-type="float">
            <text:p>0.023958493</text:p>
          </table:table-cell>
          <table:table-cell office:value-type="float" office:value="0.033336626" calcext:value-type="float">
            <text:p>0.033336626</text:p>
          </table:table-cell>
          <table:table-cell office:value-type="float" office:value="0.043137707" calcext:value-type="float">
            <text:p>0.043137707</text:p>
          </table:table-cell>
          <table:table-cell office:value-type="float" office:value="0.053212344" calcext:value-type="float">
            <text:p>0.053212344</text:p>
          </table:table-cell>
          <table:table-cell office:value-type="float" office:value="0.063475462" calcext:value-type="float">
            <text:p>0.063475462</text:p>
          </table:table-cell>
          <table:table-cell office:value-type="float" office:value="0.074124631" calcext:value-type="float">
            <text:p>0.074124631</text:p>
          </table:table-cell>
          <table:table-cell office:value-type="float" office:value="0.08" calcext:value-type="float">
            <text:p>0.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30.5999999" calcext:value-type="float">
            <text:p>830.5999999</text:p>
          </table:table-cell>
          <table:table-cell office:value-type="float" office:value="1470.828856" calcext:value-type="float">
            <text:p>1470.828856</text:p>
          </table:table-cell>
          <table:table-cell office:value-type="float" office:value="1939.430846" calcext:value-type="float">
            <text:p>1939.430846</text:p>
          </table:table-cell>
          <table:table-cell office:value-type="float" office:value="2261.317412" calcext:value-type="float">
            <text:p>2261.317412</text:p>
          </table:table-cell>
          <table:table-cell office:value-type="float" office:value="2481.315423" calcext:value-type="float">
            <text:p>2481.315423</text:p>
          </table:table-cell>
          <table:table-cell office:value-type="float" office:value="2641.208955" calcext:value-type="float">
            <text:p>2641.208955</text:p>
          </table:table-cell>
          <table:table-cell office:value-type="float" office:value="2761.620896" calcext:value-type="float">
            <text:p>2761.620896</text:p>
          </table:table-cell>
          <table:table-cell office:value-type="float" office:value="2805.103484" calcext:value-type="float">
            <text:p>2805.103484</text:p>
          </table:table-cell>
          <table:table-cell office:value-type="float" office:value="2705.80014" calcext:value-type="float">
            <text:p>2705.80014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58]/40/9.5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07202479" calcext:value-type="float">
            <text:p>0.007202479</text:p>
          </table:table-cell>
          <table:table-cell office:value-type="float" office:value="830.5999999" calcext:value-type="float">
            <text:p>830.5999999</text:p>
          </table:table-cell>
          <table:table-cell table:formula="of:=[.C59]/40/9.5" office:value-type="float" office:value="2.18578947342105" calcext:value-type="float">
            <text:p>2.1857894734210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15216825" calcext:value-type="float">
            <text:p>0.015216825</text:p>
          </table:table-cell>
          <table:table-cell office:value-type="float" office:value="1470.828856" calcext:value-type="float">
            <text:p>1470.828856</text:p>
          </table:table-cell>
          <table:table-cell table:formula="of:=[.C60]/40/9.5" office:value-type="float" office:value="3.87060225263158" calcext:value-type="float">
            <text:p>3.87060225263158</text:p>
          </table:table-cell>
          <table:table-cell table:formula="of:=SLOPE([.D58:.D60];[.B58:.B60])" office:value-type="float" office:value="253.537249544857" calcext:value-type="float">
            <text:p>253.5372495448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3958493" calcext:value-type="float">
            <text:p>0.023958493</text:p>
          </table:table-cell>
          <table:table-cell office:value-type="float" office:value="1939.430846" calcext:value-type="float">
            <text:p>1939.430846</text:p>
          </table:table-cell>
          <table:table-cell table:formula="of:=[.C61]/40/9.5" office:value-type="float" office:value="5.10376538421053" calcext:value-type="float">
            <text:p>5.1037653842105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33336626" calcext:value-type="float">
            <text:p>0.033336626</text:p>
          </table:table-cell>
          <table:table-cell office:value-type="float" office:value="2261.317412" calcext:value-type="float">
            <text:p>2261.317412</text:p>
          </table:table-cell>
          <table:table-cell table:formula="of:=[.C62]/40/9.5" office:value-type="float" office:value="5.95083529473684" calcext:value-type="float">
            <text:p>5.9508352947368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43137707" calcext:value-type="float">
            <text:p>0.043137707</text:p>
          </table:table-cell>
          <table:table-cell office:value-type="float" office:value="2481.315423" calcext:value-type="float">
            <text:p>2481.315423</text:p>
          </table:table-cell>
          <table:table-cell table:formula="of:=[.C63]/40/9.5" office:value-type="float" office:value="6.52977742894737" calcext:value-type="float">
            <text:p>6.5297774289473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53212344" calcext:value-type="float">
            <text:p>0.053212344</text:p>
          </table:table-cell>
          <table:table-cell office:value-type="float" office:value="2641.208955" calcext:value-type="float">
            <text:p>2641.208955</text:p>
          </table:table-cell>
          <table:table-cell table:formula="of:=[.C64]/40/9.5" office:value-type="float" office:value="6.95054988157895" calcext:value-type="float">
            <text:p>6.9505498815789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63475462" calcext:value-type="float">
            <text:p>0.063475462</text:p>
          </table:table-cell>
          <table:table-cell office:value-type="float" office:value="2761.620896" calcext:value-type="float">
            <text:p>2761.620896</text:p>
          </table:table-cell>
          <table:table-cell table:formula="of:=[.C65]/40/9.5" office:value-type="float" office:value="7.26742341052632" calcext:value-type="float">
            <text:p>7.2674234105263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74124631" calcext:value-type="float">
            <text:p>0.074124631</text:p>
          </table:table-cell>
          <table:table-cell office:value-type="float" office:value="2805.103484" calcext:value-type="float">
            <text:p>2805.103484</text:p>
          </table:table-cell>
          <table:table-cell table:formula="of:=[.C66]/40/9.5" office:value-type="float" office:value="7.38185127368421" calcext:value-type="float">
            <text:p>7.3818512736842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2705.80014" calcext:value-type="float">
            <text:p>2705.80014</text:p>
          </table:table-cell>
          <table:table-cell table:formula="of:=[.C67]/40/9.5" office:value-type="float" office:value="7.12052668421053" calcext:value-type="float">
            <text:p>7.12052668421053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03:08:56.692947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8:15:17.868342326</meta:creation-date>
    <dc:date>2024-02-28T03:26:27.005817154</dc:date>
    <meta:editing-duration>PT4H10M3S</meta:editing-duration>
    <meta:editing-cycles>2</meta:editing-cycles>
    <meta:generator>LibreOffice/6.4.7.2$Linux_X86_64 LibreOffice_project/40$Build-2</meta:generator>
    <meta:document-statistic meta:table-count="1" meta:cell-count="1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7:Sheet1.C13" svg:x="0.319cm" svg:y="0.18cm" svg:width="12.508cm" svg:height="8.645cm">
          <chartooo:coordinate-region svg:x="1.126cm" svg:y="0.379cm" svg:width="11.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C13" chart:class="chart:scatter">
            <chart:domain table:cell-range-address="Sheet1.B7:Sheet1.B1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7:Sheet1.B13</svg:desc>
                </draw:g>
              </table:table-cell>
              <table:table-cell office:value-type="float" office:value="0">
                <text:p>0</text:p>
                <draw:g>
                  <svg:desc>Sheet1.C7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96.3838428498649">
                <text:p>96.3838428498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143.838458892024">
                <text:p>143.838458892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195.655534483196">
                <text:p>195.655534483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228.50792257827">
                <text:p>228.50792257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7522">
                <text:p>0.0107522</text:p>
              </table:table-cell>
              <table:table-cell office:value-type="float" office:value="237.490477380061">
                <text:p>237.490477380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237.5">
                <text:p>23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B27:Sheet1.C33" svg:x="0.319cm" svg:y="0.18cm" svg:width="12.508cm" svg:height="8.645cm">
          <chartooo:coordinate-region svg:x="0.755cm" svg:y="0.379cm" svg:width="11.4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7:Sheet1.C33" chart:class="chart:scatter">
            <chart:domain table:cell-range-address="Sheet1.B27:Sheet1.B3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7:Sheet1.B33</svg:desc>
                </draw:g>
              </table:table-cell>
              <table:table-cell office:value-type="float" office:value="0">
                <text:p>0</text:p>
                <draw:g>
                  <svg:desc>Sheet1.C27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10.1761613871787">
                <text:p>10.1761613871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10.1761613871787">
                <text:p>10.1761613871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10.1761613871789">
                <text:p>10.1761613871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10.1761613871789">
                <text:p>10.176161387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8.3370327301791">
                <text:p>18.3370327301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7522">
                <text:p>0.0107522</text:p>
              </table:table-cell>
              <table:table-cell office:value-type="float" office:value="18.3372310943586">
                <text:p>18.3372310943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B58:Sheet1.C67" svg:x="0.319cm" svg:y="0.18cm" svg:width="12.508cm" svg:height="8.646cm">
          <chartooo:coordinate-region svg:x="1.311cm" svg:y="0.38cm" svg:width="11.1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8:Sheet1.C67" chart:class="chart:scatter">
            <chart:domain table:cell-range-address="Sheet1.B58:Sheet1.B67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8:Sheet1.B67</svg:desc>
                </draw:g>
              </table:table-cell>
              <table:table-cell office:value-type="float" office:value="0">
                <text:p>0</text:p>
                <draw:g>
                  <svg:desc>Sheet1.C58:Sheet1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202479">
                <text:p>0.007202479</text:p>
              </table:table-cell>
              <table:table-cell office:value-type="float" office:value="830.5999999">
                <text:p>830.5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216825">
                <text:p>0.015216825</text:p>
              </table:table-cell>
              <table:table-cell office:value-type="float" office:value="1470.828856">
                <text:p>1470.828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958493">
                <text:p>0.023958493</text:p>
              </table:table-cell>
              <table:table-cell office:value-type="float" office:value="1939.430846">
                <text:p>1939.430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336626">
                <text:p>0.033336626</text:p>
              </table:table-cell>
              <table:table-cell office:value-type="float" office:value="2261.317412">
                <text:p>2261.317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137707">
                <text:p>0.043137707</text:p>
              </table:table-cell>
              <table:table-cell office:value-type="float" office:value="2481.315423">
                <text:p>2481.315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212344">
                <text:p>0.053212344</text:p>
              </table:table-cell>
              <table:table-cell office:value-type="float" office:value="2641.208955">
                <text:p>2641.208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475462">
                <text:p>0.063475462</text:p>
              </table:table-cell>
              <table:table-cell office:value-type="float" office:value="2761.620896">
                <text:p>2761.620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124631">
                <text:p>0.074124631</text:p>
              </table:table-cell>
              <table:table-cell office:value-type="float" office:value="2805.103484">
                <text:p>2805.103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2705.80014">
                <text:p>2705.80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